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officeooo:rsid="000d014c" officeooo:paragraph-rsid="000d014c"/>
    </style:style>
    <style:style style:name="P2" style:family="paragraph" style:parent-style-name="Preformatted_20_Text">
      <style:paragraph-properties fo:text-align="justify" style:justify-single-word="false"/>
      <style:text-properties officeooo:rsid="000e481d" officeooo:paragraph-rsid="000e481d"/>
    </style:style>
    <style:style style:name="P3" style:family="paragraph" style:parent-style-name="Preformatted_20_Text">
      <style:paragraph-properties fo:text-align="justify" style:justify-single-word="false"/>
      <style:text-properties fo:font-style="italic" officeooo:rsid="00113ca2" officeooo:paragraph-rsid="00113ca2" style:font-style-asian="italic" style:font-style-complex="italic"/>
    </style:style>
    <style:style style:name="P4" style:family="paragraph" style:parent-style-name="Preformatted_20_Text">
      <style:paragraph-properties fo:text-align="justify" style:justify-single-word="false"/>
      <style:text-properties fo:font-style="italic" officeooo:rsid="001201b7" officeooo:paragraph-rsid="001201b7" style:font-style-asian="italic" style:font-style-complex="italic"/>
    </style:style>
    <style:style style:name="P5" style:family="paragraph" style:parent-style-name="Preformatted_20_Text">
      <style:paragraph-properties fo:text-align="justify" style:justify-single-word="false"/>
      <style:text-properties fo:font-style="italic" officeooo:rsid="0014decf" officeooo:paragraph-rsid="0014decf" style:font-style-asian="italic" style:font-style-complex="italic"/>
    </style:style>
    <style:style style:name="P6" style:family="paragraph" style:parent-style-name="Preformatted_20_Text">
      <style:paragraph-properties fo:text-align="justify" style:justify-single-word="false"/>
      <style:text-properties fo:font-style="italic" officeooo:rsid="0020fff9" officeooo:paragraph-rsid="0020fff9" style:font-style-asian="italic" style:font-style-complex="italic"/>
    </style:style>
    <style:style style:name="P7" style:family="paragraph" style:parent-style-name="Preformatted_20_Text">
      <style:paragraph-properties fo:text-align="justify" style:justify-single-word="false"/>
      <style:text-properties fo:font-style="italic" officeooo:rsid="00229b85" officeooo:paragraph-rsid="00229b85" style:font-style-asian="italic" style:font-style-complex="italic"/>
    </style:style>
    <style:style style:name="P8" style:family="paragraph" style:parent-style-name="Preformatted_20_Text">
      <style:paragraph-properties fo:text-align="justify" style:justify-single-word="false"/>
      <style:text-properties fo:font-style="italic" officeooo:rsid="00249dd6" officeooo:paragraph-rsid="00249dd6" style:font-style-asian="italic" style:font-style-complex="italic"/>
    </style:style>
    <style:style style:name="P9" style:family="paragraph" style:parent-style-name="Preformatted_20_Text">
      <style:paragraph-properties fo:text-align="center" style:justify-single-word="false"/>
      <style:text-properties style:font-name="Arial" fo:font-size="15pt" officeooo:rsid="000d014c" officeooo:paragraph-rsid="000d014c" style:font-size-asian="15pt" style:font-size-complex="15pt"/>
    </style:style>
    <style:style style:name="P10" style:family="paragraph" style:parent-style-name="Preformatted_20_Text">
      <style:paragraph-properties fo:text-align="end" style:justify-single-word="false"/>
      <style:text-properties style:font-name="Arial" fo:font-size="15pt" officeooo:rsid="00276d1b" officeooo:paragraph-rsid="00276d1b" style:font-size-asian="15pt" style:font-size-complex="15pt"/>
    </style:style>
    <style:style style:name="P11" style:family="paragraph" style:parent-style-name="Preformatted_20_Text">
      <style:paragraph-properties fo:text-align="justify" style:justify-single-word="false"/>
      <style:text-properties style:font-name="Arial" fo:font-size="12pt" fo:font-weight="bold" officeooo:rsid="000d014c" officeooo:paragraph-rsid="000d014c"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Arial" fo:font-size="12pt" fo:font-style="normal" fo:font-weight="bold" officeooo:rsid="000d014c" officeooo:paragraph-rsid="0014decf" style:font-name-asian="Courier New" style:font-size-asian="12pt" style:font-style-asian="normal" style:font-weight-asian="bold" style:font-name-complex="Liberation Mono" style:font-size-complex="12pt" style:font-style-complex="normal" style:font-weight-complex="bold"/>
    </style:style>
    <style:style style:name="P13" style:family="paragraph" style:parent-style-name="Preformatted_20_Text">
      <style:paragraph-properties fo:text-align="justify" style:justify-single-word="false"/>
      <style:text-properties style:font-name="Arial" fo:font-size="12pt" fo:font-style="normal" fo:font-weight="bold" officeooo:rsid="000d014c" officeooo:paragraph-rsid="0016b729" style:font-name-asian="Courier New" style:font-size-asian="12pt" style:font-style-asian="normal" style:font-weight-asian="bold" style:font-name-complex="Liberation Mono" style:font-size-complex="12pt" style:font-style-complex="normal" style:font-weight-complex="bold"/>
    </style:style>
    <style:style style:name="P14" style:family="paragraph" style:parent-style-name="Preformatted_20_Text">
      <style:paragraph-properties fo:text-align="justify" style:justify-single-word="false"/>
      <style:text-properties fo:font-style="normal" officeooo:rsid="00113ca2" officeooo:paragraph-rsid="00113ca2" style:font-style-asian="normal" style:font-style-complex="normal"/>
    </style:style>
    <style:style style:name="P15" style:family="paragraph" style:parent-style-name="Preformatted_20_Text">
      <style:paragraph-properties fo:text-align="justify" style:justify-single-word="false"/>
      <style:text-properties fo:font-style="normal" officeooo:rsid="001201b7" officeooo:paragraph-rsid="001201b7" style:font-style-asian="normal" style:font-style-complex="normal"/>
    </style:style>
    <style:style style:name="P16" style:family="paragraph" style:parent-style-name="Preformatted_20_Text" style:list-style-name="L1">
      <style:paragraph-properties fo:text-align="justify" style:justify-single-word="false"/>
      <style:text-properties fo:font-style="normal" officeooo:rsid="001201b7" officeooo:paragraph-rsid="001201b7" style:font-style-asian="normal" style:font-style-complex="normal"/>
    </style:style>
    <style:style style:name="P17" style:family="paragraph" style:parent-style-name="Preformatted_20_Text">
      <style:paragraph-properties fo:text-align="justify" style:justify-single-word="false"/>
      <style:text-properties fo:font-style="normal" officeooo:rsid="0014decf" officeooo:paragraph-rsid="0014decf" style:font-style-asian="normal" style:font-style-complex="normal"/>
    </style:style>
    <style:style style:name="P18" style:family="paragraph" style:parent-style-name="Preformatted_20_Text">
      <style:paragraph-properties fo:text-align="justify" style:justify-single-word="false"/>
      <style:text-properties fo:font-style="normal" officeooo:rsid="001b88c6" officeooo:paragraph-rsid="0014decf" style:font-style-asian="normal" style:font-style-complex="normal"/>
    </style:style>
    <style:style style:name="P19" style:family="paragraph" style:parent-style-name="Preformatted_20_Text">
      <style:paragraph-properties fo:text-align="justify" style:justify-single-word="false"/>
      <style:text-properties fo:font-style="normal" officeooo:rsid="001bc37b" officeooo:paragraph-rsid="0014decf" style:font-style-asian="normal" style:font-style-complex="normal"/>
    </style:style>
    <style:style style:name="P20" style:family="paragraph" style:parent-style-name="Preformatted_20_Text">
      <style:paragraph-properties fo:text-align="justify" style:justify-single-word="false"/>
      <style:text-properties fo:font-style="normal" officeooo:rsid="001e86ed" officeooo:paragraph-rsid="001fe33a" style:font-style-asian="normal" style:font-style-complex="normal"/>
    </style:style>
    <style:style style:name="P21" style:family="paragraph" style:parent-style-name="Preformatted_20_Text">
      <style:paragraph-properties fo:text-align="justify" style:justify-single-word="false"/>
      <style:text-properties fo:font-style="normal" officeooo:rsid="001e86ed" officeooo:paragraph-rsid="001e86ed" style:font-style-asian="normal" style:font-style-complex="normal"/>
    </style:style>
    <style:style style:name="P22" style:family="paragraph" style:parent-style-name="Preformatted_20_Text">
      <style:paragraph-properties fo:text-align="justify" style:justify-single-word="false"/>
      <style:text-properties fo:font-style="normal" officeooo:rsid="00298d64" officeooo:paragraph-rsid="00298d64" style:font-style-asian="normal" style:font-style-complex="normal"/>
    </style:style>
    <style:style style:name="P23" style:family="paragraph" style:parent-style-name="Preformatted_20_Text" style:list-style-name="L2">
      <style:paragraph-properties fo:text-align="justify" style:justify-single-word="false"/>
      <style:text-properties fo:font-style="italic" officeooo:rsid="0016b729" officeooo:paragraph-rsid="0016b729" style:font-style-asian="italic" style:font-style-complex="italic"/>
    </style:style>
    <style:style style:name="P24" style:family="paragraph" style:parent-style-name="Preformatted_20_Text">
      <style:paragraph-properties fo:text-align="justify" style:justify-single-word="false"/>
      <style:text-properties fo:font-style="italic" officeooo:rsid="0016b729" officeooo:paragraph-rsid="0016b729" style:font-style-asian="italic" style:font-style-complex="italic"/>
    </style:style>
    <style:style style:name="P25" style:family="paragraph" style:parent-style-name="Preformatted_20_Text">
      <style:paragraph-properties fo:text-align="justify" style:justify-single-word="false"/>
      <style:text-properties fo:font-style="italic" officeooo:rsid="001dadc8" officeooo:paragraph-rsid="001fe33a" style:font-style-asian="italic" style:font-style-complex="italic"/>
    </style:style>
    <style:style style:name="P26" style:family="paragraph" style:parent-style-name="Preformatted_20_Text">
      <style:paragraph-properties fo:text-align="justify" style:justify-single-word="false"/>
      <style:text-properties fo:font-style="italic" officeooo:rsid="001dadc8" officeooo:paragraph-rsid="001dadc8" style:font-style-asian="italic" style:font-style-complex="italic"/>
    </style:style>
    <style:style style:name="P27" style:family="paragraph" style:parent-style-name="Preformatted_20_Text">
      <style:paragraph-properties fo:text-align="center" style:justify-single-word="false"/>
      <style:text-properties fo:font-style="italic" officeooo:rsid="001dadc8" officeooo:paragraph-rsid="001fe33a" style:font-style-asian="italic" style:font-style-complex="italic"/>
    </style:style>
    <style:style style:name="P28" style:family="paragraph" style:parent-style-name="Preformatted_20_Text">
      <style:paragraph-properties fo:text-align="start" style:justify-single-word="false"/>
      <style:text-properties fo:font-style="italic" officeooo:rsid="001dadc8" officeooo:paragraph-rsid="001fe33a" style:font-style-asian="italic" style:font-style-complex="italic"/>
    </style:style>
    <style:style style:name="P29" style:family="paragraph" style:parent-style-name="Preformatted_20_Text">
      <style:paragraph-properties fo:text-align="justify" style:justify-single-word="false"/>
      <style:text-properties fo:font-style="italic" officeooo:rsid="002a7f63" officeooo:paragraph-rsid="002a7f63" style:font-style-asian="italic" style:font-style-complex="italic"/>
    </style:style>
    <style:style style:name="P30" style:family="paragraph" style:parent-style-name="Preformatted_20_Text">
      <style:paragraph-properties fo:text-align="justify" style:justify-single-word="false"/>
      <style:text-properties fo:font-style="italic" officeooo:rsid="0020fff9" officeooo:paragraph-rsid="002c71d9" style:font-style-asian="italic" style:font-style-complex="italic"/>
    </style:style>
    <style:style style:name="P31" style:family="paragraph" style:parent-style-name="Preformatted_20_Text">
      <style:paragraph-properties fo:text-align="justify" style:justify-single-word="false"/>
      <style:text-properties fo:font-style="italic" officeooo:rsid="003899e7" officeooo:paragraph-rsid="003899e7" style:font-style-asian="italic" style:font-style-complex="italic"/>
    </style:style>
    <style:style style:name="P32" style:family="paragraph" style:parent-style-name="Preformatted_20_Text">
      <style:paragraph-properties fo:text-align="justify" style:justify-single-word="false"/>
      <style:text-properties officeooo:paragraph-rsid="00323172"/>
    </style:style>
    <style:style style:name="P33" style:family="paragraph" style:parent-style-name="Preformatted_20_Text">
      <style:paragraph-properties fo:text-align="justify" style:justify-single-word="false"/>
      <style:text-properties style:font-name="Liberation Mono" fo:font-size="10pt" fo:font-style="normal" officeooo:rsid="00298d64" officeooo:paragraph-rsid="00298d64" style:font-name-asian="Courier New" style:font-size-asian="10pt" style:font-style-asian="normal" style:font-name-complex="Liberation Mono" style:font-size-complex="10pt" style:font-style-complex="normal"/>
    </style:style>
    <style:style style:name="P34" style:family="paragraph" style:parent-style-name="Table_20_Contents">
      <style:paragraph-properties fo:text-align="center" style:justify-single-word="false"/>
      <style:text-properties style:font-name="Liberation Mono" fo:font-size="10pt" officeooo:rsid="00351f88" officeooo:paragraph-rsid="00351f88" style:font-name-asian="Courier New" style:font-size-asian="10pt" style:font-name-complex="Liberation Mono" style:font-size-complex="10pt"/>
    </style:style>
    <style:style style:name="P35" style:family="paragraph" style:parent-style-name="Table_20_Contents">
      <style:paragraph-properties fo:text-align="center" style:justify-single-word="false"/>
      <style:text-properties style:font-name="Liberation Mono" fo:font-size="10pt" fo:font-weight="bold" officeooo:rsid="00351f88" officeooo:paragraph-rsid="00351f88" style:font-name-asian="Courier New" style:font-size-asian="10pt" style:font-weight-asian="bold" style:font-name-complex="Liberation Mono" style:font-size-complex="10pt" style:font-weight-complex="bold"/>
    </style:style>
    <style:style style:name="T1" style:family="text">
      <style:text-properties officeooo:rsid="000e481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97f6" style:font-style-asian="normal" style:font-style-complex="normal"/>
    </style:style>
    <style:style style:name="T5" style:family="text">
      <style:text-properties fo:font-style="normal" officeooo:rsid="00191ab6" style:font-style-asian="normal" style:font-style-complex="normal"/>
    </style:style>
    <style:style style:name="T6" style:family="text">
      <style:text-properties fo:font-style="normal" officeooo:rsid="001b88c6" style:font-style-asian="normal" style:font-style-complex="normal"/>
    </style:style>
    <style:style style:name="T7" style:family="text">
      <style:text-properties fo:font-style="normal" officeooo:rsid="001bc37b" style:font-style-asian="normal" style:font-style-complex="normal"/>
    </style:style>
    <style:style style:name="T8" style:family="text">
      <style:text-properties fo:font-style="normal" officeooo:rsid="001e86ed" style:font-style-asian="normal" style:font-style-complex="normal"/>
    </style:style>
    <style:style style:name="T9" style:family="text">
      <style:text-properties fo:font-style="normal" officeooo:rsid="0020fff9" style:font-style-asian="normal" style:font-style-complex="normal"/>
    </style:style>
    <style:style style:name="T10" style:family="text">
      <style:text-properties fo:font-style="normal" officeooo:rsid="002f8b41" style:font-style-asian="normal" style:font-style-complex="normal"/>
    </style:style>
    <style:style style:name="T11" style:family="text">
      <style:text-properties fo:font-style="normal" officeooo:rsid="00323172" style:font-style-asian="normal" style:font-style-complex="normal"/>
    </style:style>
    <style:style style:name="T12" style:family="text">
      <style:text-properties fo:font-style="normal" officeooo:rsid="003274a6" style:font-style-asian="normal" style:font-style-complex="normal"/>
    </style:style>
    <style:style style:name="T13" style:family="text">
      <style:text-properties fo:font-style="normal" officeooo:rsid="00351f88" style:font-style-asian="normal" style:font-style-complex="normal"/>
    </style:style>
    <style:style style:name="T14" style:family="text">
      <style:text-properties fo:font-style="normal" officeooo:rsid="00383ecf" style:font-style-asian="normal" style:font-style-complex="normal"/>
    </style:style>
    <style:style style:name="T15" style:family="text">
      <style:text-properties fo:font-style="normal" officeooo:rsid="003899e7" style:font-style-asian="normal" style:font-style-complex="normal"/>
    </style:style>
    <style:style style:name="T16" style:family="text">
      <style:text-properties fo:font-style="normal" fo:font-weight="bold" officeooo:rsid="001e86ed" style:font-style-asian="normal" style:font-weight-asian="bold" style:font-style-complex="normal" style:font-weight-complex="bold"/>
    </style:style>
    <style:style style:name="T17" style:family="text">
      <style:text-properties fo:font-style="normal" fo:font-weight="bold" officeooo:rsid="00351f88" style:font-style-asian="normal" style:font-weight-asian="bold" style:font-style-complex="normal" style:font-weight-complex="bold"/>
    </style:style>
    <style:style style:name="T18" style:family="text">
      <style:text-properties fo:font-style="normal" fo:font-weight="bold" officeooo:rsid="003f7308" style:font-style-asian="normal" style:font-weight-asian="bold" style:font-style-complex="normal" style:font-weight-complex="bold"/>
    </style:style>
    <style:style style:name="T19" style:family="text">
      <style:text-properties style:font-name="Arial" fo:font-size="12pt" fo:font-style="normal" fo:font-weight="bold" officeooo:rsid="000d014c" style:font-name-asian="Courier New" style:font-size-asian="12pt" style:font-style-asian="normal" style:font-weight-asian="bold" style:font-name-complex="Liberation Mono" style:font-size-complex="12pt" style:font-style-complex="normal" style:font-weight-complex="bold"/>
    </style:style>
    <style:style style:name="T20" style:family="text">
      <style:text-properties style:font-name="Arial" fo:font-size="12pt" fo:font-weight="bold" officeooo:rsid="000d014c" style:font-size-asian="12pt" style:font-weight-asian="bold" style:font-size-complex="12pt" style:font-weight-complex="bold"/>
    </style:style>
    <style:style style:name="T21" style:family="text">
      <style:text-properties officeooo:rsid="002a240b"/>
    </style:style>
    <style:style style:name="T22" style:family="text">
      <style:text-properties style:font-name="Liberation Sans1" fo:font-style="normal" style:font-style-asian="normal" style:font-style-complex="normal"/>
    </style:style>
    <style:style style:name="T23" style:family="text">
      <style:text-properties style:font-name="Liberation Sans1" fo:font-style="normal" officeooo:rsid="00323172" style:font-style-asian="normal" style:font-style-complex="normal"/>
    </style:style>
    <style:style style:name="T24" style:family="text">
      <style:text-properties officeooo:rsid="003b8db3"/>
    </style:style>
    <style:style style:name="T25" style:family="text">
      <style:text-properties officeooo:rsid="003ea8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ishanth Muruganandam</text:p>
      <text:p text:style-name="P10">110276247</text:p>
      <text:p text:style-name="P10"/>
      <text:p text:style-name="P9">Flattening the DNS using DHT</text:p>
      <text:p text:style-name="P1"/>
      <text:p text:style-name="P11">1. <text:span text:style-name="T1">Introduction</text:span>:</text:p>
      <text:p text:style-name="P1"/>
      <text:p text:style-name="P2"><text:span text:style-name="T2">- Problem</text:span>: DNS – Domain Name Server provides the exact IP address for an human readable string. Name servers are difficult and time-consuming to administer; ordinary people typically rely on ISPs to serve their name data. In 1992, Danzig et al. [4] found that most DNS traffic was caused by misconfiguration an<text:span text:style-name="T24">d</text:span> faulty implementation of the name servers. In 2000,Jung et al. [1] found that approximately 35% of DNS queries never receive an answer or receive a negative answer, and attributed many of these failures to improperly configured name servers or incorrect name server records. </text:p>
      <text:p text:style-name="P2"/>
      <text:p text:style-name="P2"><text:span text:style-name="T2">- Plan: </text:span>Serving DNS data over Chord eliminates the need to have every system administrator be an expert in running name servers. It provides better load balance, since the concept of root server is eliminated completely. Finally,it provides robustness against denial-of-service attacks since disabling even a sizable number of hosts in the Chord network will not prevent data from being served.</text:p>
      <text:p text:style-name="P2"/>
      <text:p text:style-name="P3">-Statement: <text:span text:style-name="T3">Develop an Application that on receiving an input String from any user in any country and return the correct IP address associated with that string.</text:span></text:p>
      <text:p text:style-name="P14"/>
      <text:p text:style-name="P3">-<text:span text:style-name="T25">Limitation</text:span>: <text:span text:style-name="T3">This application does not provide security by incorporating the DNSSEC developed in 1990s.</text:span></text:p>
      <text:p text:style-name="P14"/>
      <text:p text:style-name="P4"><text:span text:style-name="T19">2.Design</text:span><text:span text:style-name="T3">:</text:span></text:p>
      <text:p text:style-name="P15"/>
      <text:list xml:id="list8403060113452780055" text:style-name="L1">
        <text:list-item>
          <text:p text:style-name="P16">The design is based on Country's topology.</text:p>
        </text:list-item>
        <text:list-item>
          <text:p text:style-name="P16">An administrator sets up an DHT Network using some protocol(CHORD in this case)</text:p>
        </text:list-item>
        <text:list-item>
          <text:p text:style-name="P16">A User from each country joins this network setup by the administrator(use that node as a Bootstrap node).</text:p>
        </text:list-item>
        <text:list-item>
          <text:p text:style-name="P16">Every country insert their DNS – IP mappings in the network.</text:p>
        </text:list-item>
        <text:list-item>
          <text:p text:style-name="P16">Now, any user(it can be a browser too) will use this DHT network's API to get the value for the user entered URL.</text:p>
        </text:list-item>
      </text:list>
      <text:p text:style-name="P15"/>
      <text:p text:style-name="P15">The APIs the application extends to the outside world are: insert() &amp; retrieve(). Only administrator can createNetwork() and user from a country who is already not in the network can connect to network using joinNetwork().</text:p>
      <text:p text:style-name="P15"/>
      <text:p text:style-name="P5"><text:span text:style-name="T19">3. Implementation</text:span><text:span text:style-name="T3">:</text:span></text:p>
      <text:p text:style-name="P17"/>
      <text:p text:style-name="P5"><text:span text:style-name="T3"><text:tab/></text:span><text:span text:style-name="T4">The implementation of CHORD protocol is taken from openchord</text:span><text:span text:style-name="T5">[4]. </text:span><text:span text:style-name="T6">It is written in Java. The application is also written in Java which can scale better and is also portable. </text:span></text:p>
      <text:p text:style-name="P18"/>
      <text:p text:style-name="P5"><text:span text:style-name="T6"><text:tab/></text:span><text:span text:style-name="T7">Workflow:</text:span></text:p>
      <text:p text:style-name="P19"><text:tab/><text:tab/>1. Administrator login</text:p>
      <text:p text:style-name="P19"><text:tab/><text:tab/>2. Set Admin Node as a Bootstrap node</text:p>
      <text:p text:style-name="P19"><text:tab/><text:tab/>3. createNetwork()</text:p>
      <text:p text:style-name="P19"><text:tab/><text:tab/>4. For user in setOfUsers:</text:p>
      <text:p text:style-name="P19"><text:tab/><text:tab/><text:tab/>user.joinNetwork()</text:p>
      <text:p text:style-name="P19"><text:soft-page-break/><text:tab/><text:tab/><text:tab/>user.insertData()</text:p>
      <text:p text:style-name="P19"><text:tab/><text:tab/>5. Fork a process P that interacts with the external world</text:p>
      <text:p text:style-name="P19"><text:tab/>Process P:</text:p>
      <text:p text:style-name="P19"><text:tab/><text:tab/>1. Wait for command from user.</text:p>
      <text:p text:style-name="P19"><text:tab/><text:tab/>2. case insert:</text:p>
      <text:p text:style-name="P19"><text:tab/><text:tab/><text:tab/>chord.insertData()</text:p>
      <text:p text:style-name="P19"><text:tab/><text:tab/> <text:s text:c="2"/>case retrieve:</text:p>
      <text:p text:style-name="P19"><text:tab/><text:tab/><text:tab/>print chord.retrieve(DNS)</text:p>
      <text:p text:style-name="P12"/>
      <text:p text:style-name="P26"><text:span text:style-name="T19">4. Performance Measurement</text:span><text:span text:style-name="T3">:</text:span></text:p>
      <text:p text:style-name="P26"><text:span text:style-name="T3"/></text:p>
      <text:p text:style-name="P25"><text:span text:style-name="T3"/></text:p>
      <text:p text:style-name="P25"><text:span text:style-name="T3"><text:tab/>Because of the time constraint </text:span><text:span text:style-name="T10">and scope of the project</text:span><text:span text:style-name="T3">, hierarchical DNS couldn't be implemented </text:span><text:span text:style-name="T9">and hence comparison could not established</text:span><text:span text:style-name="T3">. </text:span><text:span text:style-name="T8">However, the time measurement for setting up of chord network and retrieval queries from users in random countries is present in:</text:span></text:p>
      <text:p text:style-name="P25"><text:span text:style-name="T8"/></text:p>
      <text:p text:style-name="P28"><text:span text:style-name="T8"><text:tab/></text:span><text:span text:style-name="T16"><text:tab/></text:span><text:span text:style-name="T17">Time to Setup Network: ~7mins</text:span><text:span text:style-name="T18">[Includes inserting data into the network]</text:span></text:p>
      <table:table table:name="Table1" table:style-name="Table1">
        <table:table-column table:style-name="Table1.A" table:number-columns-repeated="2"/>
        <table:table-row>
          <table:table-cell table:style-name="Table1.A1" office:value-type="string">
            <text:p text:style-name="P35">Query From Country</text:p>
          </table:table-cell>
          <table:table-cell table:style-name="Table1.B1" office:value-type="string">
            <text:p text:style-name="P35">Time (in ms)</text:p>
          </table:table-cell>
        </table:table-row>
        <table:table-row>
          <table:table-cell table:style-name="Table1.A2" office:value-type="string">
            <text:p text:style-name="P34">JM</text:p>
          </table:table-cell>
          <table:table-cell table:style-name="Table1.B2" office:value-type="string">
            <text:p text:style-name="P34">1</text:p>
          </table:table-cell>
        </table:table-row>
        <table:table-row>
          <table:table-cell table:style-name="Table1.A2" office:value-type="string">
            <text:p text:style-name="P34">PA</text:p>
          </table:table-cell>
          <table:table-cell table:style-name="Table1.B2" office:value-type="string">
            <text:p text:style-name="P34">1</text:p>
          </table:table-cell>
        </table:table-row>
        <table:table-row>
          <table:table-cell table:style-name="Table1.A2" office:value-type="string">
            <text:p text:style-name="P34"><text:s/>KW </text:p>
          </table:table-cell>
          <table:table-cell table:style-name="Table1.B2" office:value-type="string">
            <text:p text:style-name="P34">5</text:p>
          </table:table-cell>
        </table:table-row>
        <table:table-row>
          <table:table-cell table:style-name="Table1.A2" office:value-type="string">
            <text:p text:style-name="P34">SN</text:p>
          </table:table-cell>
          <table:table-cell table:style-name="Table1.B2" office:value-type="string">
            <text:p text:style-name="P34">1</text:p>
          </table:table-cell>
        </table:table-row>
        <table:table-row>
          <table:table-cell table:style-name="Table1.A2" office:value-type="string">
            <text:p text:style-name="P34">BN</text:p>
          </table:table-cell>
          <table:table-cell table:style-name="Table1.B2" office:value-type="string">
            <text:p text:style-name="P34">0</text:p>
          </table:table-cell>
        </table:table-row>
        <table:table-row>
          <table:table-cell table:style-name="Table1.A2" office:value-type="string">
            <text:p text:style-name="P34">KE</text:p>
          </table:table-cell>
          <table:table-cell table:style-name="Table1.B2" office:value-type="string">
            <text:p text:style-name="P34">0</text:p>
          </table:table-cell>
        </table:table-row>
        <table:table-row>
          <table:table-cell table:style-name="Table1.A2" office:value-type="string">
            <text:p text:style-name="P34">TT</text:p>
          </table:table-cell>
          <table:table-cell table:style-name="Table1.B2" office:value-type="string">
            <text:p text:style-name="P34">0</text:p>
          </table:table-cell>
        </table:table-row>
        <table:table-row>
          <table:table-cell table:style-name="Table1.A2" office:value-type="string">
            <text:p text:style-name="P34">CA</text:p>
          </table:table-cell>
          <table:table-cell table:style-name="Table1.B2" office:value-type="string">
            <text:p text:style-name="P34">0</text:p>
          </table:table-cell>
        </table:table-row>
        <table:table-row>
          <table:table-cell table:style-name="Table1.A2" office:value-type="string">
            <text:p text:style-name="P34">KE</text:p>
          </table:table-cell>
          <table:table-cell table:style-name="Table1.B2" office:value-type="string">
            <text:p text:style-name="P34">0</text:p>
          </table:table-cell>
        </table:table-row>
        <table:table-row>
          <table:table-cell table:style-name="Table1.A2" office:value-type="string">
            <text:p text:style-name="P34">AM</text:p>
          </table:table-cell>
          <table:table-cell table:style-name="Table1.B2" office:value-type="string">
            <text:p text:style-name="P34">1</text:p>
          </table:table-cell>
        </table:table-row>
      </table:table>
      <text:p text:style-name="P27"><text:span text:style-name="T13"/></text:p>
      <text:p text:style-name="P25"><text:span text:style-name="T8"/></text:p>
      <text:p text:style-name="P32"><text:span text:style-name="T8"><text:tab/>T</text:span><text:span text:style-name="T11">he data has been collected from </text:span><text:a xlink:type="simple" xlink:href="http://public-dns.tk/" text:style-name="Internet_20_link" text:visited-style-name="Visited_20_Internet_20_Link"><text:span text:style-name="T11">http://public-dns.tk/</text:span></text:a><text:span text:style-name="T11">. There were </text:span><text:span text:style-name="T22">98076 </text:span><text:span text:style-name="T23">DNS – IP mappings. Based on the country of the origin of IP, it is simulated as if the User from that country is entering the data into the Chord network. </text:span></text:p>
      <text:p text:style-name="P25"><text:span text:style-name="T8"/></text:p>
      <text:p text:style-name="P25"><text:span text:style-name="T8"/></text:p>
      <text:p text:style-name="P30"><text:span text:style-name="T8">An elaborate comparison </text:span><text:span text:style-name="T12">of Hierarchal DNS and Flattened DNS </text:span><text:span text:style-name="T8">is provided in [2].</text:span></text:p>
      <text:p text:style-name="P25"><text:span text:style-name="T8"/></text:p>
      <text:p text:style-name="P29"><text:span text:style-name="T19">5.</text:span><text:span text:style-name="T8"> </text:span><text:span text:style-name="T19">Correctness</text:span><text:span text:style-name="T3"> </text:span><text:span text:style-name="T19">Verification</text:span><text:span text:style-name="T3">:</text:span></text:p>
      <text:p text:style-name="P29"><text:span text:style-name="T3"><text:tab/></text:span></text:p>
      <text:p text:style-name="P29"><text:span text:style-name="T3"><text:tab/></text:span><text:span text:style-name="T14">The correctness of OpenChord is verified by my teammate. There was a NULL POINTER EXCEPTION arising because of an improper condition check which was uncovered during the implementation. </text:span><text:span text:style-name="T15">For correctness check of application, various error test cases were written as a part of the application which can be found in the JAR itself. Test cases that were tested are:</text:span></text:p>
      <text:p text:style-name="P29"><text:span text:style-name="T15"/></text:p>
      <text:p text:style-name="P29"><text:span text:style-name="T15"><text:tab/>1. Querying for the KEY not yet inserted in the network.</text:span></text:p>
      <text:p text:style-name="P31"><text:span text:style-name="T3"><text:tab/>2. Querying when there is only one node in the network. </text:span></text:p>
      <text:p text:style-name="P31"><text:span text:style-name="T3"><text:tab/>3. User who is not administrator errs when he tries to setup the network. </text:span></text:p>
      <text:p text:style-name="P29"><text:span text:style-name="T3"><text:tab/></text:span></text:p>
      <text:p text:style-name="P29"><text:span text:style-name="T3"><text:tab/></text:span></text:p>
      <text:p text:style-name="P20"/>
      <text:p text:style-name="P6"><text:span text:style-name="T3"/></text:p>
      <text:p text:style-name="P21"><text:soft-page-break/></text:p>
      <text:p text:style-name="P13">Future Work:</text:p>
      <text:list xml:id="list2318213293707857496" text:style-name="L2">
        <text:list-item>
          <text:p text:style-name="P23">Incorporate security by following the DNSSEC extensions.</text:p>
        </text:list-item>
        <text:list-item>
          <text:p text:style-name="P23">Provide an GUI to the application.</text:p>
        </text:list-item>
        <text:list-item>
          <text:p text:style-name="P23">Insert the data in an Asynchronous fashion.</text:p>
        </text:list-item>
      </text:list>
      <text:p text:style-name="P24"/>
      <text:p text:style-name="P33"><text:span text:style-name="T20">Lines</text:span> <text:span text:style-name="T20">of</text:span> <text:span text:style-name="T20">Code</text:span> <text:span text:style-name="T20">written</text:span>:</text:p>
      <text:p text:style-name="P22"/>
      <text:p text:style-name="P22">1. No. of Packages: 11</text:p>
      <text:p text:style-name="P22">2. No. of Classes : 20</text:p>
      <text:p text:style-name="P22">3. Approximate LOC: <text:span text:style-name="T21">750</text:span></text:p>
      <text:p text:style-name="P7"/>
      <text:p text:style-name="P7"><text:span text:style-name="T19">References</text:span>:</text:p>
      <text:p text:style-name="P7"/>
      <text:p text:style-name="P8">[1] Jaeyeon Jung, Emil Sit, Hari Balakrishnan, and Robert Morris. Dns performance and the effectiveness of caching. In Proceedings of the ACM SIGCOMM Internet Measurement Workshop ’01, San Francisco, California, November 2001</text:p>
      <text:p text:style-name="P8"/>
      <text:p text:style-name="P8">[2]Russ Cox, Athicha Muthitacharoen, Robert T. Morris. Serving DNS using a Peer-to-Peer Lookup Service. MIT Laboratory for Computer Science </text:p>
      <text:p text:style-name="P8"/>
      <text:p text:style-name="P8">[3] Krishna Gummadi, DHTs and their Application to the Design of Peer­to­Peer Systems, Presentation in University of Washington</text:p>
      <text:p text:style-name="P8"/>
      <text:p text:style-name="P8">[4] http://open-chord.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5T17:36:26.087850712</dc:date>
    <meta:editing-duration>PT3H7M8S</meta:editing-duration>
    <meta:editing-cycles>48</meta:editing-cycles>
    <meta:generator>LibreOffice/4.4.6.3$Linux_X86_64 LibreOffice_project/40m0$Build-3</meta:generator>
    <meta:document-statistic meta:table-count="1" meta:image-count="0" meta:object-count="0" meta:page-count="3" meta:paragraph-count="79" meta:word-count="744" meta:character-count="4598" meta:non-whitespace-character-count="3882"/>
  </office:meta>
</office:document-meta>
</file>